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>
      <style:text-properties officeooo:paragraph-rsid="0010f6e0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8">
      <style:paragraph-properties fo:margin-top="0in" fo:margin-bottom="0in" style:contextual-spacing="false"/>
    </style:style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in" fo:margin-bottom="0in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in" fo:margin-bottom="0in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1">
      <style:paragraph-properties fo:margin-top="0in" fo:margin-bottom="0in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3"/>
    <style:style style:name="P43" style:family="paragraph" style:parent-style-name="Text_20_body" style:list-style-name="L23">
      <style:paragraph-properties fo:margin-top="0in" fo:margin-bottom="0in" style:contextual-spacing="false"/>
    </style:style>
    <style:style style:name="P44" style:family="paragraph" style:parent-style-name="Text_20_body" style:list-style-name="L24"/>
    <style:style style:name="P45" style:family="paragraph" style:parent-style-name="Text_20_body" style:list-style-name="L24">
      <style:paragraph-properties fo:margin-top="0in" fo:margin-bottom="0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ab Manual 5 Report</text:span></text:h>
      <text:h text:style-name="Heading_20_2" text:outline-level="2"><text:span text:style-name="Strong_20_Emphasis">Objective</text:span></text:h>
      <text:list xml:id="list3556221196" text:style-name="L1">
        <text:list-item>
          <text:p text:style-name="P3">To simulate TurtleBot3 in Gazebo using ROS 2 </text:p>
        </text:list-item>
        <text:list-item>
          <text:p text:style-name="P3">To visualize robot data using RViz </text:p>
        </text:list-item>
        <text:list-item>
          <text:p text:style-name="P3">To understand ROS 2 communication using publishers and subscribers </text:p>
        </text:list-item>
        <text:list-item>
          <text:p text:style-name="P2">To analyze odometry and sensor data for robot navigation </text:p>
        </text:list-item>
      </text:list>
      <text:h text:style-name="Heading_20_1" text:outline-level="1"><text:span text:style-name="Strong_20_Emphasis">Environment Setup</text:span></text:h>
      <text:h text:style-name="Heading_20_2" text:outline-level="2"><text:span text:style-name="Strong_20_Emphasis">Commands Used</text:span></text:h>
      <text:section text:style-name="Sect1" text:name="code-block-viewer">
        <text:p text:style-name="Preformatted_20_Text"><text:span text:style-name="Source_20_Text">sudo apt update</text:span></text:p>
        <text:p text:style-name="Preformatted_20_Text"><text:span text:style-name="Source_20_Text">sudo apt install ros-humble-turtlebot3* ros-humble-gazebo-ros-pkgs</text:span></text:p>
        <text:p text:style-name="Preformatted_20_Text"><text:span text:style-name="Source_20_Text">export TURTLEBOT3_MODEL=burger</text:span></text:p>
        <text:p text:style-name="P1"><text:span text:style-name="Source_20_Text">source /opt/ros/humble/setup.bash</text:span></text:p>
      </text:section>
      <text:h text:style-name="Heading_20_2" text:outline-level="2"><text:span text:style-name="Strong_20_Emphasis">Observation</text:span></text:h>
      <text:list xml:id="list1428810483" text:style-name="L2">
        <text:list-item>
          <text:p text:style-name="P5">TurtleBot3 packages include models, simulation worlds, and control nodes </text:p>
        </text:list-item>
        <text:list-item>
          <text:p text:style-name="P4">Environment variable defines which robot model is used </text:p>
        </text:list-item>
      </text:list>
      <text:h text:style-name="Heading_20_2" text:outline-level="2"><text:span text:style-name="Strong_20_Emphasis">Learning</text:span></text:h>
      <text:list xml:id="list466299225" text:style-name="L3">
        <text:list-item>
          <text:p text:style-name="P7">ROS relies heavily on environment configuration </text:p>
        </text:list-item>
        <text:list-item>
          <text:p text:style-name="P6">Incorrect model selection leads to simulation mismatch</text:p>
        </text:list-item>
      </text:list>
      <text:h text:style-name="Heading_20_1" text:outline-level="1"><text:span text:style-name="Strong_20_Emphasis">Gazebo Simulation</text:span></text:h>
      <text:h text:style-name="Heading_20_2" text:outline-level="2"><text:span text:style-name="Strong_20_Emphasis">Command</text:span></text:h>
      <text:section text:style-name="Sect1" text:name="Section1">
        <text:p text:style-name="P1"><text:bookmark text:name="code-block-viewer"/><text:span text:style-name="Source_20_Text">ros2 launch turtlebot3_gazebo turtlebot3_world.launch.py</text:span></text:p>
      </text:section>
      <text:h text:style-name="Heading_20_2" text:outline-level="2"><text:span text:style-name="Strong_20_Emphasis">Observation</text:span></text:h>
      <text:list xml:id="list88886407" text:style-name="L4">
        <text:list-item>
          <text:p text:style-name="P9">Gazebo launches a 3D world with TurtleBot3 </text:p>
        </text:list-item>
        <text:list-item>
          <text:p text:style-name="P9">Robot responds to velocity commands in real-time </text:p>
        </text:list-item>
        <text:list-item>
          <text:p text:style-name="P8">Topics such as <text:span text:style-name="Source_20_Text">/cmd_vel</text:span> and <text:span text:style-name="Source_20_Text">/odom</text:span> are active </text:p>
        </text:list-item>
      </text:list>
      <text:h text:style-name="Heading_20_2" text:outline-level="2"><text:soft-page-break/><text:span text:style-name="Strong_20_Emphasis">Learning</text:span></text:h>
      <text:list xml:id="list3818115329" text:style-name="L5">
        <text:list-item>
          <text:p text:style-name="P11">Gazebo provides physics-based simulation </text:p>
        </text:list-item>
        <text:list-item>
          <text:p text:style-name="P10">Nodes and topics can be visualized using <text:span text:style-name="Source_20_Text">rqt_graph</text:span> </text:p>
        </text:list-item>
      </text:list>
      <text:h text:style-name="Heading_20_1" text:outline-level="1"><text:span text:style-name="Strong_20_Emphasis">RViz Visualization and SLAM</text:span></text:h>
      <text:h text:style-name="Heading_20_2" text:outline-level="2"><text:span text:style-name="Strong_20_Emphasis">Command</text:span></text:h>
      <text:section text:style-name="Sect1" text:name="Section2">
        <text:p text:style-name="P1"><text:bookmark text:name="code-block-viewer1"/><text:span text:style-name="Source_20_Text">ros2 launch turtlebot3_cartographer cartographer.launch.py use_sim_time:=true</text:span></text:p>
      </text:section>
      <text:h text:style-name="Heading_20_2" text:outline-level="2"><text:span text:style-name="Strong_20_Emphasis">Observation</text:span></text:h>
      <text:list xml:id="list297052090" text:style-name="L6">
        <text:list-item>
          <text:p text:style-name="P13">RViz displays: </text:p>
          <text:list>
            <text:list-item>
              <text:p text:style-name="P13">LaserScan (LiDAR data) </text:p>
            </text:list-item>
            <text:list-item>
              <text:p text:style-name="P13">Odometry </text:p>
            </text:list-item>
            <text:list-item>
              <text:p text:style-name="P13">Map generated by SLAM </text:p>
            </text:list-item>
          </text:list>
        </text:list-item>
        <text:list-item>
          <text:p text:style-name="P12">Map updates as robot moves </text:p>
        </text:list-item>
      </text:list>
      <text:h text:style-name="Heading_20_2" text:outline-level="2"><text:span text:style-name="Strong_20_Emphasis">Learning</text:span></text:h>
      <text:list xml:id="list601942353" text:style-name="L7">
        <text:list-item>
          <text:p text:style-name="P15">Cartographer performs <text:span text:style-name="Strong_20_Emphasis">SLAM (Simultaneous Localization and Mapping)</text:span> </text:p>
        </text:list-item>
        <text:list-item>
          <text:p text:style-name="P14">RViz helps debug robot perception and navigation </text:p>
        </text:list-item>
      </text:list>
      <text:h text:style-name="Heading_20_1" text:outline-level="1"><text:span text:style-name="Strong_20_Emphasis">RViz Features Exploration</text:span></text:h>
      <text:h text:style-name="Heading_20_2" text:outline-level="2"><text:span text:style-name="Strong_20_Emphasis">Plugins Used</text:span></text:h>
      <text:list xml:id="list3047085379" text:style-name="L8">
        <text:list-item>
          <text:p text:style-name="P17">LaserScan </text:p>
        </text:list-item>
        <text:list-item>
          <text:p text:style-name="P17">Map </text:p>
        </text:list-item>
        <text:list-item>
          <text:p text:style-name="P17">TF </text:p>
        </text:list-item>
        <text:list-item>
          <text:p text:style-name="P17">Odometry </text:p>
        </text:list-item>
        <text:list-item>
          <text:p text:style-name="P16">Path </text:p>
        </text:list-item>
      </text:list>
      <text:h text:style-name="Heading_20_2" text:outline-level="2"><text:span text:style-name="Strong_20_Emphasis">Observation</text:span></text:h>
      <text:list xml:id="list1063794385" text:style-name="L9">
        <text:list-item>
          <text:p text:style-name="P19">TF shows coordinate frame relationships (<text:span text:style-name="Source_20_Text">map → odom → base_footprint</text:span>) </text:p>
        </text:list-item>
        <text:list-item>
          <text:p text:style-name="P19">LaserScan visualizes obstacle detection </text:p>
        </text:list-item>
        <text:list-item>
          <text:p text:style-name="P18">Map plugin displays environment mapping </text:p>
        </text:list-item>
      </text:list>
      <text:h text:style-name="Heading_20_2" text:outline-level="2"><text:soft-page-break/><text:span text:style-name="Strong_20_Emphasis">Learning</text:span></text:h>
      <text:list xml:id="list488378125" text:style-name="L10">
        <text:list-item>
          <text:p text:style-name="P21">Coordinate frames are essential for robot localization </text:p>
        </text:list-item>
        <text:list-item>
          <text:p text:style-name="P20">Sensor data must be aligned using a fixed frame (<text:span text:style-name="Source_20_Text">map</text:span>) </text:p>
        </text:list-item>
      </text:list>
      <text:h text:style-name="Heading_20_1" text:outline-level="1"><text:span text:style-name="Strong_20_Emphasis">Teleoperation</text:span></text:h>
      <text:h text:style-name="Heading_20_2" text:outline-level="2"><text:span text:style-name="Strong_20_Emphasis">Command</text:span></text:h>
      <text:section text:style-name="Sect1" text:name="Section3">
        <text:p text:style-name="P1"><text:bookmark text:name="code-block-viewer2"/><text:span text:style-name="Source_20_Text">ros2 run turtlebot3_teleop teleop_keyboard</text:span></text:p>
      </text:section>
      <text:h text:style-name="Heading_20_2" text:outline-level="2"><text:span text:style-name="Strong_20_Emphasis">Controls</text:span></text:h>
      <text:list xml:id="list2221718029" text:style-name="L11">
        <text:list-item>
          <text:p text:style-name="P22"><text:span text:style-name="Source_20_Text">w</text:span> → forward </text:p>
        </text:list-item>
        <text:list-item>
          <text:p text:style-name="P22"><text:span text:style-name="Source_20_Text">s</text:span> → stop </text:p>
        </text:list-item>
        <text:list-item>
          <text:p text:style-name="P23"><text:span text:style-name="Source_20_Text">a/d</text:span> → turn</text:p>
        </text:list-item>
        <text:list-item>
          <text:p text:style-name="P23"><text:span text:style-name="Source_20_Text">q/z</text:span> → speed control </text:p>
        </text:list-item>
      </text:list>
      <text:h text:style-name="Heading_20_2" text:outline-level="2"><text:span text:style-name="Strong_20_Emphasis">Observation</text:span></text:h>
      <text:list xml:id="list3633212223" text:style-name="L13">
        <text:list-item>
          <text:p text:style-name="P25">Robot motion is controlled manually </text:p>
        </text:list-item>
        <text:list-item>
          <text:p text:style-name="P25">Difficult to reach exact coordinates like (0,0,0) </text:p>
        </text:list-item>
        <text:list-item>
          <text:p text:style-name="P24">Small drift occurs due to simulation </text:p>
        </text:list-item>
      </text:list>
      <text:h text:style-name="Heading_20_2" text:outline-level="2"><text:span text:style-name="Strong_20_Emphasis">Learning</text:span></text:h>
      <text:list xml:id="list720085673" text:style-name="L14">
        <text:list-item>
          <text:p text:style-name="P27">Manual control lacks precision </text:p>
        </text:list-item>
        <text:list-item>
          <text:p text:style-name="P26">Odometry is required for feedback </text:p>
        </text:list-item>
      </text:list>
      <text:h text:style-name="Heading_20_1" text:outline-level="1"><text:span text:style-name="Strong_20_Emphasis">Task 7: Return to (0,0,0)</text:span></text:h>
      <text:h text:style-name="Heading_20_2" text:outline-level="2"><text:span text:style-name="Strong_20_Emphasis">Observation</text:span></text:h>
      <text:list xml:id="list701775834" text:style-name="L15">
        <text:list-item>
          <text:p text:style-name="P29">Origin corresponds to robot’s initial spawn position </text:p>
        </text:list-item>
        <text:list-item>
          <text:p text:style-name="P29">Exact return is not possible manually </text:p>
        </text:list-item>
        <text:list-item>
          <text:p text:style-name="P28">Approximate values achieved: </text:p>
        </text:list-item>
      </text:list>
      <text:section text:style-name="Sect1" text:name="Section4">
        <text:p text:style-name="Preformatted_20_Text"><text:bookmark text:name="code-block-viewer3"/><text:span text:style-name="Source_20_Text">x ≈ ±0.05</text:span></text:p>
        <text:p text:style-name="P1"><text:span text:style-name="Source_20_Text">y ≈ ±0.05</text:span></text:p>
      </text:section>
      <text:h text:style-name="Heading_20_2" text:outline-level="2"><text:soft-page-break/><text:span text:style-name="Strong_20_Emphasis">Learning</text:span></text:h>
      <text:list xml:id="list3577607392" text:style-name="L16">
        <text:list-item>
          <text:p text:style-name="P31">Odometry provides relative position </text:p>
        </text:list-item>
        <text:list-item>
          <text:p text:style-name="P30">Precise navigation requires control algorithms</text:p>
        </text:list-item>
      </text:list>
      <text:h text:style-name="Heading_20_1" text:outline-level="1"><text:span text:style-name="Strong_20_Emphasis">Task 8: Publisher Node (/cmd_vel)</text:span></text:h>
      <text:h text:style-name="Heading_20_2" text:outline-level="2"><text:span text:style-name="Strong_20_Emphasis">Code</text:span></text:h>
      <text:section text:style-name="Sect1" text:name="Section5">
        <text:p text:style-name="Preformatted_20_Text"><text:bookmark text:name="code-block-viewer4"/><text:span text:style-name="Source_20_Text">import rclpy</text:span></text:p>
        <text:p text:style-name="Preformatted_20_Text"><text:span text:style-name="Source_20_Text">from rclpy.node import Node</text:span></text:p>
        <text:p text:style-name="Preformatted_20_Text"><text:span text:style-name="Source_20_Text">from geometry_msgs.msg import Twist</text:span></text:p>
        <text:p text:style-name="Preformatted_20_Text"><text:span text:style-name="Source_20_Text">class VelocityPublisher(Node):</text:span></text:p>
        <text:p text:style-name="Preformatted_20_Text"><text:span text:style-name="Source_20_Text"><text:s text:c="4"/>def __init__(self):</text:span></text:p>
        <text:p text:style-name="Preformatted_20_Text"><text:span text:style-name="Source_20_Text"><text:s text:c="8"/>super().__init__('velocity_publisher')</text:span></text:p>
        <text:p text:style-name="Preformatted_20_Text"><text:span text:style-name="Source_20_Text"><text:s text:c="8"/>self.publisher_ = self.create_publisher(Twist, '/cmd_vel', 10)</text:span></text:p>
        <text:p text:style-name="Preformatted_20_Text"><text:span text:style-name="Source_20_Text"><text:s text:c="8"/>self.timer = self.create_timer(2.0, self.timer_callback)</text:span></text:p>
        <text:p text:style-name="Preformatted_20_Text"><text:span text:style-name="Source_20_Text"><text:s text:c="8"/>self.toggle = True</text:span></text:p>
        <text:p text:style-name="Preformatted_20_Text"><text:span text:style-name="Source_20_Text"><text:s text:c="4"/>def timer_callback(self):</text:span></text:p>
        <text:p text:style-name="Preformatted_20_Text"><text:span text:style-name="Source_20_Text"><text:s text:c="8"/>msg = Twist()</text:span></text:p>
        <text:p text:style-name="Preformatted_20_Text"><text:span text:style-name="Source_20_Text"><text:s text:c="8"/>if self.toggle:</text:span></text:p>
        <text:p text:style-name="Preformatted_20_Text"><text:span text:style-name="Source_20_Text"><text:s text:c="12"/>msg.linear.x = 0.2</text:span></text:p>
        <text:p text:style-name="Preformatted_20_Text"><text:span text:style-name="Source_20_Text"><text:s text:c="12"/>self.get_logger().info('Moving forward')</text:span></text:p>
        <text:p text:style-name="Preformatted_20_Text"><text:span text:style-name="Source_20_Text"><text:s text:c="8"/>else:</text:span></text:p>
        <text:p text:style-name="Preformatted_20_Text"><text:span text:style-name="Source_20_Text"><text:s text:c="12"/>msg.linear.x = 0.0</text:span></text:p>
        <text:p text:style-name="Preformatted_20_Text"><text:span text:style-name="Source_20_Text"><text:s text:c="12"/>self.get_logger().info('Stopping')</text:span></text:p>
        <text:p text:style-name="Preformatted_20_Text"><text:span text:style-name="Source_20_Text"><text:s text:c="8"/>self.publisher_.publish(msg)</text:span></text:p>
        <text:p text:style-name="Preformatted_20_Text"><text:span text:style-name="Source_20_Text"><text:s text:c="8"/>self.toggle = not self.toggle</text:span></text:p>
        <text:p text:style-name="Preformatted_20_Text"><text:span text:style-name="Source_20_Text">def main(args=None):</text:span></text:p>
        <text:p text:style-name="Preformatted_20_Text"><text:span text:style-name="Source_20_Text"><text:s text:c="4"/>rclpy.init(args=args)</text:span></text:p>
        <text:p text:style-name="Preformatted_20_Text"><text:span text:style-name="Source_20_Text"><text:s text:c="4"/>node = VelocityPublisher()</text:span></text:p>
        <text:p text:style-name="Preformatted_20_Text"><text:span text:style-name="Source_20_Text"><text:s text:c="4"/>rclpy.spin(node)</text:span></text:p>
        <text:p text:style-name="Preformatted_20_Text"><text:span text:style-name="Source_20_Text"><text:s text:c="4"/>node.destroy_node()</text:span></text:p>
        <text:p text:style-name="P1"><text:span text:style-name="Source_20_Text"><text:s text:c="4"/>rclpy.shutdown()</text:span></text:p>
      </text:section>
      <text:h text:style-name="Heading_20_2" text:outline-level="2"><text:span text:style-name="Strong_20_Emphasis">Output</text:span></text:h>
      <text:section text:style-name="Sect1" text:name="Section6">
        <text:p text:style-name="Preformatted_20_Text"><text:bookmark text:name="code-block-viewer5"/><text:span text:style-name="Source_20_Text">[INFO] Moving forward</text:span></text:p>
        <text:p text:style-name="Preformatted_20_Text"><text:span text:style-name="Source_20_Text">[INFO] Stopping</text:span></text:p>
        <text:p text:style-name="P1"><text:span text:style-name="Source_20_Text">[INFO] Moving forward</text:span></text:p>
      </text:section>
      <text:h text:style-name="Heading_20_2" text:outline-level="2"><text:span text:style-name="Strong_20_Emphasis">Observation</text:span></text:h>
      <text:list xml:id="list2585548445" text:style-name="L17">
        <text:list-item>
          <text:p text:style-name="P32">Robot alternates between motion and stop every 2 seconds </text:p>
        </text:list-item>
      </text:list>
      <text:h text:style-name="Heading_20_2" text:outline-level="2"><text:span text:style-name="Strong_20_Emphasis">Learning</text:span></text:h>
      <text:list xml:id="list3728054032" text:style-name="L18">
        <text:list-item>
          <text:p text:style-name="P34"><text:span text:style-name="Source_20_Text">/cmd_vel</text:span> controls robot velocity </text:p>
        </text:list-item>
        <text:list-item>
          <text:p text:style-name="P33">Timer enables periodic publishing </text:p>
        </text:list-item>
      </text:list>
      <text:h text:style-name="Heading_20_1" text:outline-level="1"><text:soft-page-break/><text:span text:style-name="Strong_20_Emphasis">Task 9: Subscriber Node (/odom)</text:span></text:h>
      <text:h text:style-name="Heading_20_2" text:outline-level="2"><text:span text:style-name="Strong_20_Emphasis">Message Type</text:span></text:h>
      <text:section text:style-name="Sect1" text:name="Section7">
        <text:p text:style-name="P1"><text:bookmark text:name="code-block-viewer6"/><text:span text:style-name="Source_20_Text">nav_msgs/Odometry</text:span></text:p>
      </text:section>
      <text:h text:style-name="Heading_20_2" text:outline-level="2"><text:span text:style-name="Strong_20_Emphasis">Code</text:span></text:h>
      <text:section text:style-name="Sect1" text:name="Section8">
        <text:p text:style-name="Preformatted_20_Text"><text:bookmark text:name="code-block-viewer7"/></text:p>
      </text:section>
      <text:p text:style-name="Text_20_body">import rclpy<text:line-break/>from rclpy.node import Node<text:line-break/>from nav_msgs.msg import Odometry<text:line-break/><text:line-break/>class OdomSubscriber(Node):<text:line-break/><text:line-break/>def __init__(self):<text:line-break/>super().__init__('odom_subscriber')<text:line-break/>self.subscription = self.create_subscription(<text:line-break/>Odometry,<text:line-break/>'/odom',<text:line-break/>self.listener_callback,<text:line-break/>10)<text:line-break/><text:line-break/>def listener_callback(self, msg):<text:line-break/>self.get_logger().info(<text:line-break/>f'X: {msg.pose.pose.position.x:.2f}, '<text:line-break/>f'Y: {msg.pose.pose.position.y:.2f}'<text:line-break/>)<text:line-break/><text:line-break/><text:line-break/>def main(args=None):<text:line-break/>rclpy.init(args=args)<text:line-break/>node = OdomSubscriber()<text:line-break/>rclpy.spin(node)<text:line-break/>node.destroy_node()<text:line-break/>rclpy.shutdown()</text:p>
      <text:p text:style-name="Text_20_body"/>
      <text:p text:style-name="Text_20_body">Output</text:p>
      <text:p text:style-name="Text_20_body">[INFO] X: -2.60, Y: 0.26<text:line-break/>[INFO] X: -2.58, Y: 0.25<text:line-break/>[INFO] X: -2.55, Y: 0.24</text:p>
      <text:h text:style-name="Heading_20_2" text:outline-level="2"><text:soft-page-break/><text:span text:style-name="Strong_20_Emphasis">Observation</text:span></text:h>
      <text:list xml:id="list3364647628" text:style-name="L19">
        <text:list-item>
          <text:p text:style-name="P36">Subscriber receives continuous position updates </text:p>
        </text:list-item>
        <text:list-item>
          <text:p text:style-name="P35">Values change as robot moves </text:p>
        </text:list-item>
      </text:list>
      <text:h text:style-name="Heading_20_2" text:outline-level="2"><text:span text:style-name="Strong_20_Emphasis">Learning</text:span></text:h>
      <text:list xml:id="list540996152" text:style-name="L20">
        <text:list-item>
          <text:p text:style-name="P38"><text:span text:style-name="Source_20_Text">/odom</text:span> provides real-time robot pose and velocity </text:p>
        </text:list-item>
        <text:list-item>
          <text:p text:style-name="P37">Subscriber extracts nested message data </text:p>
        </text:list-item>
      </text:list>
      <text:h text:style-name="Heading_20_1" text:outline-level="1"><text:span text:style-name="Strong_20_Emphasis">ros2 bag Recording</text:span></text:h>
      <text:h text:style-name="Heading_20_2" text:outline-level="2"><text:span text:style-name="Strong_20_Emphasis">Command</text:span></text:h>
      <text:section text:style-name="Sect1" text:name="Section9">
        <text:p text:style-name="P1"><text:bookmark text:name="code-block-viewer8"/><text:span text:style-name="Source_20_Text">ros2 bag record -a</text:span></text:p>
      </text:section>
      <text:h text:style-name="Heading_20_2" text:outline-level="2"><text:span text:style-name="Strong_20_Emphasis">Observation</text:span></text:h>
      <text:list xml:id="list3175864205" text:style-name="L21">
        <text:list-item>
          <text:p text:style-name="P40">All active topics are recorded </text:p>
        </text:list-item>
        <text:list-item>
          <text:p text:style-name="P39">Data can be replayed for analysis </text:p>
        </text:list-item>
      </text:list>
      <text:h text:style-name="Heading_20_2" text:outline-level="2"><text:span text:style-name="Strong_20_Emphasis">Learning</text:span></text:h>
      <text:list xml:id="list4247895232" text:style-name="L22">
        <text:list-item>
          <text:p text:style-name="P41">Useful for debugging and offline visualization </text:p>
        </text:list-item>
      </text:list>
      <text:h text:style-name="Heading_20_1" text:outline-level="1"><text:span text:style-name="Strong_20_Emphasis">Discrepancies Observed</text:span></text:h>
      <text:list xml:id="list2988094074" text:style-name="L23">
        <text:list-item>
          <text:p text:style-name="P43">Robot does not return exactly to origin due to: </text:p>
          <text:list>
            <text:list-item>
              <text:p text:style-name="P43">Manual control limitations </text:p>
            </text:list-item>
            <text:list-item>
              <text:p text:style-name="P43">Simulation noise </text:p>
            </text:list-item>
          </text:list>
        </text:list-item>
        <text:list-item>
          <text:p text:style-name="P43">Slight drift observed in position values </text:p>
        </text:list-item>
        <text:list-item>
          <text:p text:style-name="P42">Odometry accumulates small errors over time </text:p>
        </text:list-item>
      </text:list>
      <text:h text:style-name="Heading_20_1" text:outline-level="1"><text:span text:style-name="Strong_20_Emphasis">Conclusion</text:span></text:h>
      <text:list xml:id="list3786174494" text:style-name="L24">
        <text:list-item>
          <text:p text:style-name="P45">Successfully simulated TurtleBot3 in Gazebo </text:p>
        </text:list-item>
        <text:list-item>
          <text:p text:style-name="P45">Visualized sensor data and mapping in RViz </text:p>
        </text:list-item>
        <text:list-item>
          <text:p text:style-name="P45">Implemented publisher and subscriber nodes </text:p>
        </text:list-item>
        <text:list-item>
          <text:p text:style-name="P45">Understood ROS 2 communication using topics </text:p>
        </text:list-item>
        <text:list-item>
          <text:p text:style-name="P44">Learned importance of coordinate frames and odometry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12:56:52.066544566</meta:creation-date>
    <dc:date>2026-05-05T13:02:53.256686628</dc:date>
    <meta:editing-duration>PT6M1S</meta:editing-duration>
    <meta:editing-cycles>1</meta:editing-cycles>
    <meta:document-statistic meta:table-count="0" meta:image-count="0" meta:object-count="0" meta:page-count="6" meta:paragraph-count="148" meta:word-count="636" meta:character-count="4809" meta:non-whitespace-character-count="4172"/>
    <meta:generator>LibreOffice/7.3.7.2$Linux_X86_64 LibreOffice_project/30$Build-2</meta:generator>
  </office:meta>
</office:document-meta>
</file>